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style:writing-mode="lr-tb"/>
      <style:text-properties style:text-position="0% 100%" fo:font-size="12pt" style:font-size-asian="10.5pt" style:font-size-complex="12pt"/>
    </style:style>
    <style:style style:name="P2" style:family="paragraph" style:parent-style-name="Text_20_body">
      <style:paragraph-properties style:writing-mode="lr-tb"/>
      <style:text-properties style:text-position="0% 100%" fo:font-size="16pt" style:font-size-asian="16pt" style:font-size-complex="16pt"/>
    </style:style>
    <style:style style:name="P3" style:family="paragraph" style:parent-style-name="Text_20_body">
      <style:paragraph-properties style:writing-mode="lr-tb"/>
      <style:text-properties style:text-position="0% 100%" fo:font-size="12pt" style:font-size-asian="10.5pt" style:font-size-complex="12pt"/>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paragraph-properties fo:margin-left="0.052in" fo:margin-right="0in" fo:text-indent="0in" style:auto-text-indent="false"/>
    </style:style>
    <style:style style:name="T1" style:family="text">
      <style:text-properties fo:font-weight="bold" style:font-weight-asian="bold" style:font-weight-complex="bold"/>
    </style:style>
    <style:style style:name="T2" style:family="text">
      <style:text-properties style:text-line-through-style="none" style:text-line-through-type="none" style:text-underline-style="none" style:text-blink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odule 1 - Readings</text:h>
      <text:p text:style-name="Text_20_body">Patternson, David A., Hennessy, John L., Computer Organization and Design, The Hardware/Software Interface, Sixth Edition, 2020, Morgan Kaufmann Publishing ISBN 978-0-12-820109-1.</text:p>
      <text:list xml:id="list3006513549" text:style-name="L1">
        <text:list-item>
          <text:p text:style-name="P4">Chapter 1 - Computer Abstractions and Technology </text:p>
        </text:list-item>
        <text:list-item>
          <text:p text:style-name="P4">Chapter 2 - Instructions: Language of the Computer </text:p>
        </text:list-item>
        <text:list-item>
          <text:p text:style-name="P5">Note: Appendix A - Assemblers, Linkers, and the SPIM Simulator is a useful reference </text:p>
        </text:list-item>
      </text:list>
      <text:p text:style-name="Text_20_body">Additional reading from Harris (Digital Design and Computer Architecture (Appendix B) is available on eReserves, the link is on the course menu.</text:p>
      <text:p text:style-name="Text_20_body">Setting up for the FPGA tools is a how to document that walks the student through setting up a VirtualBox VM Linux system, installing Vivado, installing library and utilities, and then uses Vivado and the two Li designs that have been modified to run on the Nexys FPGA board. The document also loads the MTI Bare Metal Toolchain files which contains the assembler and compiler. Several Chapters from Li's Text have been included in the reading material. Note that the Chapter 5 material is an advanced look that explains how this design was created. We are currently using it as a "monolithic" design. I have added memory mapped I/O to the code.</text:p>
      <text:p text:style-name="P6">The getting started document also contains the link to the MTI Bare Metal Toolchain software: <text:a xlink:type="simple" xlink:href="https://codescape.mips.com/components/toolchain/2021.09-01/downloads.html" office:target-frame-name="_blank" xlink:show="new" text:style-name="Internet_20_link" text:visited-style-name="Visited_20_Internet_20_Link">https://codescape.mips.com/components/toolchain/2021.09-01/downloads.html</text:a></text:p>
      <text:p text:style-name="P6"><text:a xlink:type="simple" xlink:href="https://codescape.mips.com/components/toolchain/2021.09-01/downloads.html" office:target-frame-name="_blank" xlink:show="new" text:style-name="Internet_20_link" text:visited-style-name="Visited_20_Internet_20_Link">Links to an external site.</text:a></text:p>
      <text:p text:style-name="Text_20_body">Download the MTI Bare Metal Toolchain files. If all goes well, the files will install the assembler, and C compiler on your system.</text:p>
      <text:p text:style-name="Text_20_body">The archive file mips-cpu.zip contains two Li designs that have been modified to run on the Nexys 4 DDR or Nexys A7 FPGA board. The file will compile using Vivado. Create an empty directory (Call it Distro) and unzip the file into that directory. In VIvado, open the project by going to the directory: "/home/Yourname/Distro/mips-cpu/RTL/CPUs/Single Cycle with Interrupts" and open the sccompintFPGA.xpr file. Modify the location of the imem.mem and dmem.mem files and then direct Vivado to create the bitstream output file. If all goes well, you should be able to launch the hardware manager, and then load the bitstream file to the FPGA board.</text:p>
      <text:p text:style-name="Text_20_body"><text:a xlink:type="simple" xlink:href="https://jhu.instructure.com/courses/60023/files/9589884/download?wrap=1" office:target-frame-name="_blank" xlink:show="new" text:style-name="Internet_20_link" text:visited-style-name="Visited_20_Internet_20_Link">mips-cpuUpdate(2).zip</text:a></text:p>
      <text:p text:style-name="Text_20_body">I would also like to provide some links to a few useful tools that might make it easier to do the homework and discussion forum. The Mars MIPS Simulator is located at:</text:p>
      <text:p text:style-name="P6"><text:a xlink:type="simple" xlink:href="https://courses.missouristate.edu/kenvollmar/mars/" office:target-frame-name="_blank" xlink:show="new" text:style-name="Internet_20_link" text:visited-style-name="Visited_20_Internet_20_Link">https://courses.missouristate.edu/kenvollmar/mars/</text:a></text:p>
      <text:p text:style-name="P6"><text:a xlink:type="simple" xlink:href="https://courses.missouristate.edu/kenvollmar/mars/" office:target-frame-name="_blank" xlink:show="new" text:style-name="Internet_20_link" text:visited-style-name="Visited_20_Internet_20_Link">Links to an external site.</text:a></text:p>
      <text:p text:style-name="Text_20_body">This is an excellent tool that we will use in multiple modules.</text:p>
      <text:p text:style-name="P6">Yamin Li has also written a MIPS and RISCV simulator that would be useful. If you go to his web page: <text:a xlink:type="simple" xlink:href="https://yamin.cis.k.hosei.ac.jp/" office:target-frame-name="_blank" xlink:show="new" text:style-name="Internet_20_link" text:visited-style-name="Visited_20_Internet_20_Link">https://yamin.cis.k.hosei.ac.jp/</text:a></text:p>
      <text:p text:style-name="P6"><text:soft-page-break/><text:a xlink:type="simple" xlink:href="https://yamin.cis.k.hosei.ac.jp/" office:target-frame-name="_blank" xlink:show="new" text:style-name="Internet_20_link" text:visited-style-name="Visited_20_Internet_20_Link">Links to an external site.</text:a> you will see links to ASMSIM (Mips assembler) and RIVASM (Risc-V assembler).</text:p>
      <text:p text:style-name="Text_20_body">Two additional RISC-V simulators are:</text:p>
      <text:p text:style-name="P6"><text:a xlink:type="simple" xlink:href="https://github.com/TheThirdOne/rars" office:target-frame-name="_blank" xlink:show="new" text:style-name="Internet_20_link" text:visited-style-name="Visited_20_Internet_20_Link">https://</text:a></text:p>
      <text:p text:style-name="P6"><text:a xlink:type="simple" xlink:href="https://github.com/TheThirdOne/rars" office:target-frame-name="_blank" xlink:show="new" text:style-name="Internet_20_link" text:visited-style-name="Visited_20_Internet_20_Link">Links to an external site.</text:a><text:a xlink:type="simple" xlink:href="https://github.com/TheThirdOne/rars" office:target-frame-name="_blank" xlink:show="new" text:style-name="Internet_20_link" text:visited-style-name="Visited_20_Internet_20_Link">github.com/TheThirdOne/rars</text:a></text:p>
      <text:p text:style-name="P6"><text:a xlink:type="simple" xlink:href="https://github.com/TheThirdOne/rars" office:target-frame-name="_blank" xlink:show="new" text:style-name="Internet_20_link" text:visited-style-name="Visited_20_Internet_20_Link">Links to an external site.</text:a></text:p>
      <text:p text:style-name="P6"><text:a xlink:type="simple" xlink:href="https://github.com/ThaumicMekanism/venus" office:target-frame-name="_blank" xlink:show="new" text:style-name="Internet_20_link" text:visited-style-name="Visited_20_Internet_20_Link">https://</text:a></text:p>
      <text:p text:style-name="P6"><text:a xlink:type="simple" xlink:href="https://github.com/ThaumicMekanism/venus" office:target-frame-name="_blank" xlink:show="new" text:style-name="Internet_20_link" text:visited-style-name="Visited_20_Internet_20_Link">Links to an external site.</text:a><text:a xlink:type="simple" xlink:href="https://github.com/ThaumicMekanism/venus" office:target-frame-name="_blank" xlink:show="new" text:style-name="Internet_20_link" text:visited-style-name="Visited_20_Internet_20_Link">github.com/ThaumicMekanism/venus</text:a></text:p>
      <text:p text:style-name="P6"><text:a xlink:type="simple" xlink:href="https://github.com/ThaumicMekanism/venus" office:target-frame-name="_blank" xlink:show="new" text:style-name="Internet_20_link" text:visited-style-name="Visited_20_Internet_20_Link">Links to an external site.</text:a></text:p>
      <text:p text:style-name="Text_20_body">Three useful chapters from Yamin Li's text:</text:p>
      <text:p text:style-name="Text_20_body"><text:a xlink:type="simple" xlink:href="https://jhu.instructure.com/courses/60023/files/9589717/download?wrap=1" office:target-frame-name="_blank" xlink:show="new" text:style-name="Internet_20_link" text:visited-style-name="Visited_20_Internet_20_Link">chap5verilog(1).pdf</text:a></text:p>
      <text:p text:style-name="Text_20_body"><text:a xlink:type="simple" xlink:href="https://jhu.instructure.com/courses/60023/files/9589726/download?wrap=1" office:target-frame-name="_blank" xlink:show="new" text:style-name="Internet_20_link" text:visited-style-name="Visited_20_Internet_20_Link">chap1verilog.pdf</text:a></text:p>
      <text:p text:style-name="Text_20_body"><text:a xlink:type="simple" xlink:href="https://jhu.instructure.com/courses/60023/files/9589719/download?wrap=1" office:target-frame-name="_blank" xlink:show="new" text:style-name="Internet_20_link" text:visited-style-name="Visited_20_Internet_20_Link">chap4verilog.pdf</text:a></text:p>
      <text:p text:style-name="P6"><text:a xlink:type="simple" xlink:href="https://jhu.instructure.com/courses/60023/files/9710046?wrap=1" office:target-frame-name="_blank" xlink:show="new" text:style-name="Internet_20_link" text:visited-style-name="Visited_20_Internet_20_Link">xxd-1.11_win32(static)(1).zip</text:a></text:p>
      <text:p text:style-name="P6"><text:a xlink:type="simple" xlink:href="https://jhu.instructure.com/courses/60023/files/9710046/download?download_frd=1" text:style-name="Internet_20_link" text:visited-style-name="Visited_20_Internet_20_Link"><text:span text:style-name="T2">Download xxd-1.11_win32(static)(1).zip</text:span></text:a></text:p>
      <text:p text:style-name="Text_20_body">MIPS Green Card</text:p>
      <text:p text:style-name="Text_20_body"><text:a xlink:type="simple" xlink:href="https://jhu.instructure.com/courses/60023/files/9713993?wrap=1" office:target-frame-name="_blank" xlink:show="new" text:style-name="Internet_20_link" text:visited-style-name="Visited_20_Internet_20_Link">MIPS_Green_Sheet.pdf</text:a></text:p>
      <text:p text:style-name="Text_20_body">RISC-V Green Card</text:p>
      <text:p text:style-name="Text_20_body"><text:a xlink:type="simple" xlink:href="https://jhu.instructure.com/courses/60023/files/9713995?wrap=1" office:target-frame-name="_blank" xlink:show="new" text:style-name="Internet_20_link" text:visited-style-name="Visited_20_Internet_20_Link">riscvcard.pdf</text:a></text:p>
      <text:p text:style-name="Text_20_body">Documents to help you setup a VM system to run Vivado</text:p>
      <text:p text:style-name="Text_20_body"><text:a xlink:type="simple" xlink:href="https://jhu.instructure.com/courses/60023/files/9595782?wrap=1" office:target-frame-name="_blank" xlink:show="new" text:style-name="Internet_20_link" text:visited-style-name="Visited_20_Internet_20_Link">SetupVivadoFPGASystem.pdf</text:a></text:p>
      <text:p text:style-name="Text_20_body"> </text:p>
      <text:p text:style-name="Text_20_body">Document to help you run Vivado on Windows</text:p>
      <text:p text:style-name="Text_20_body"><text:a xlink:type="simple" xlink:href="https://jhu.instructure.com/courses/60023/files/9590536?wrap=1" office:target-frame-name="_blank" xlink:show="new" text:style-name="Internet_20_link" text:visited-style-name="Visited_20_Internet_20_Link">startupwithwindows.pdf</text:a></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7:26:30.084281034</meta:creation-date>
    <dc:date>2024-01-28T20:47:10.528259238</dc:date>
    <meta:editing-duration>PT2H50M20S</meta:editing-duration>
    <meta:editing-cycles>1</meta:editing-cycles>
    <meta:document-statistic meta:table-count="0" meta:image-count="0" meta:object-count="0" meta:page-count="2" meta:paragraph-count="40" meta:word-count="499" meta:character-count="3293" meta:non-whitespace-character-count="2832"/>
    <meta:generator>LibreOffice/7.3.7.2$Linux_X86_64 LibreOffice_project/30$Build-2</meta:generator>
  </office:meta>
</office:document-meta>
</file>